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9.8169in" svg:y="2.7059in">
            <draw:object draw:notify-on-update-of-ranges="Sheet1.D22:Sheet1.D24 Sheet1.E22:Sheet1.E24 Sheet1.G22:Sheet1.G24 Sheet1.G22:Sheet1.G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ampling \ Ru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office:value-type="string" calcext:value-type="string">
            <text:p>STDE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00623750000000014" calcext:value-type="float">
            <text:p>0.0062375</text:p>
          </table:table-cell>
          <table:table-cell table:number-columns-repeated="1017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02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102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023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0062099000000001" calcext:value-type="float">
            <text:p>0.0062099</text:p>
          </table:table-cell>
          <table:table-cell table:number-columns-repeated="1017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102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1023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1023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1023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00618950000000008" calcext:value-type="float">
            <text:p>0.0061895</text:p>
          </table:table-cell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0.00623750000000014" calcext:value-type="float">
            <text:p>0.0062375</text:p>
          </table:table-cell>
          <table:table-cell/>
          <table:table-cell table:style-name="ce2" office:value-type="float" office:value="0.00008193041" calcext:value-type="float">
            <text:p>8.19E-00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" office:value-type="float" office:value="0.5" calcext:value-type="float">
            <text:p>0.5</text:p>
          </table:table-cell>
          <table:table-cell office:value-type="float" office:value="0.0062099000000001" calcext:value-type="float">
            <text:p>0.0062099</text:p>
          </table:table-cell>
          <table:table-cell/>
          <table:table-cell table:style-name="ce2" office:value-type="float" office:value="0.00006304989" calcext:value-type="float">
            <text:p>6.30E-00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0.00618950000000008" calcext:value-type="float">
            <text:p>0.0061895</text:p>
          </table:table-cell>
          <table:table-cell/>
          <table:table-cell table:style-name="ce2" office:value-type="float" office:value="0.000008330459" calcext:value-type="float">
            <text:p>8.33E-006</text:p>
          </table:table-cell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1:28:09.347797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1:52:24.298857139</meta:creation-date>
    <dc:date>2018-02-07T11:34:42.456816584</dc:date>
    <meta:editing-duration>PT2H44M31S</meta:editing-duration>
    <meta:editing-cycles>31</meta:editing-cycles>
    <meta:generator>LibreOffice/4.3.3.2$Linux_X86_64 LibreOffice_project/43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Sheet1.G22:Sheet1.G24" chart:error-lower-range="Sheet1.G22:Sheet1.G24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G22:Sheet1.G24" chart:error-lower-range="Sheet1.G22:Sheet1.G24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G22:Sheet1.G24" chart:error-lower-range="Sheet1.G22:Sheet1.G24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D22:Sheet1.E24" chart:data-source-has-labels="column" svg:x="1.331cm" svg:y="0.18cm" svg:width="14.349cm" svg:height="7.659cm">
          <chartooo:coordinate-region svg:x="2.799cm" svg:y="0.38cm" svg:width="12.881cm" svg:height="6.812cm"/>
          <chart:axis chart:dimension="x" chart:name="primary-x" chart:style-name="ch3" chartooo:axis-type="auto">
            <chartooo:date-scale/>
            <chart:title svg:x="7.429cm" svg:y="8.019cm" chart:style-name="ch4">
              <text:p>Sampling rate</text:p>
            </chart:title>
            <chart:categories table:cell-range-address="Sheet1.D22:Sheet1.D24"/>
          </chart:axis>
          <chart:axis chart:dimension="y" chart:name="primary-y" chart:style-name="ch5">
            <chart:title svg:x="0.451cm" svg:y="5.429cm" chart:style-name="ch6">
              <text:p>Response time (s)</text:p>
            </chart:title>
            <chart:grid chart:style-name="ch7" chart:class="major"/>
          </chart:axis>
          <chart:series chart:style-name="ch8" chart:values-cell-range-address="Sheet1.E22:Sheet1.E24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D22:Sheet1.D24</svg:desc>
                </draw:g>
              </table:table-cell>
              <table:table-cell office:value-type="float" office:value="0.00623750000000014">
                <text:p>0.00623750000000014</text:p>
                <draw:g>
                  <svg:desc>Sheet1.E22:Sheet1.E24</svg:desc>
                </draw:g>
              </table:table-cell>
              <table:table-cell office:value-type="float" office:value="0.00008193041">
                <text:p>0.00008193041</text:p>
                <draw:g>
                  <svg:desc>Sheet1.G22:Sheet1.G24</svg:desc>
                </draw:g>
              </table:table-cell>
              <table:table-cell office:value-type="float" office:value="0.00008193041">
                <text:p>0.00008193041</text:p>
                <draw:g>
                  <svg:desc>Sheet1.G22:Sheet1.G24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062099000000001">
                <text:p>0.0062099000000001</text:p>
              </table:table-cell>
              <table:table-cell office:value-type="float" office:value="0.00006304989">
                <text:p>0.00006304989</text:p>
              </table:table-cell>
              <table:table-cell office:value-type="float" office:value="0.00006304989">
                <text:p>0.0000630498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0618950000000008">
                <text:p>0.00618950000000008</text:p>
              </table:table-cell>
              <table:table-cell office:value-type="float" office:value="0.000008330459">
                <text:p>0.000008330459</text:p>
              </table:table-cell>
              <table:table-cell office:value-type="float" office:value="0.000008330459">
                <text:p>0.0000083304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